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4.1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2">
            <text:p>CSES Problem Set</text:p>
          </table:table-cell>
          <table:covered-table-cell table:number-columns-repeated="4" table:style-name="ce9"/>
        </table:table-row>
        <table:table-row table:style-name="ro1"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L.N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office:annotation draw:style-name="gr1" draw:text-style-name="P2" svg:width="1.1413in" svg:height="0.7083in" svg:x="4.7917in" svg:y="0in" draw:caption-point-x="-0.2402in" draw:caption-point-y="0.3594in">
              <dc:date>2022-03-30T00:00:00</dc:date>
              <text:p text:style-name="P1"><text:span text:style-name="T1">-1 → Red</text:span></text:p>
              <text:p text:style-name="P1"><text:span text:style-name="T1">0 → Purple</text:span></text:p>
              <text:p text:style-name="P1"><text:span text:style-name="T1">1 → Green</text:span></text:p>
            </office:annotation>
            <text:p>Status</text:p>
          </table:table-cell>
          <table:table-cell table:style-name="ce3"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2">Sorting &amp; </text:span>Searching 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aximum Subarray Sum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Traverse the array, keep the sum, track maximum sum.</text:p>
          </table:table-cell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2">Sorting &amp; </text:span>Searching 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issing Coin Sum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Sort the array, keep the sum, It is possible to make all the sum less then the sum of the values till traversed one.</text:p>
          </table:table-cell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<text:span text:style-name="T2">Sorting &amp; </text:span>Searching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laylist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Use map to track the song and their position. </text:p>
          </table:table-cell>
        </table:table-row>
        <table:table-row table:style-name="ro1">
          <table:table-cell table:style-name="ce4" office:value-type="string" calcext:value-type="string">
            <text:p><text:span text:style-name="T2">Sorting &amp; </text:span>Searching 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owers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Use mutiset to keep the cube and use upper_bound on the cube.</text:p>
          </table:table-cell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2">Sorting &amp; </text:span>Searching 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actory Machines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Use binary search on time, keep an eye on overflow.</text:p>
          </table:table-cell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Sorting &amp; </text:span>Searching 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 table:number-rows-repeated="3">
          <table:table-cell table:style-name="Default" table:number-columns-repeated="4"/>
          <table:table-cell table:style-name="ce7"/>
        </table:table-row>
        <table:table-row table:style-name="ro1">
          <table:table-cell table:style-name="Default" table:number-columns-repeated="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5:26:35.774004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20:01:01.192263296</meta:creation-date>
    <dc:date>2022-03-31T20:21:24.177534110</dc:date>
    <meta:editing-duration>PT20H30M59S</meta:editing-duration>
    <meta:editing-cycles>4</meta:editing-cycles>
    <meta:generator>LibreOffice/7.2.6.2$Linux_X86_64 LibreOffice_project/20$Build-2</meta:generator>
    <meta:document-statistic meta:table-count="1" meta:cell-count="91" meta:object-count="0"/>
  </office:meta>
</office:document-meta>
</file>